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officeooo:rsid="000d25e3" officeooo:paragraph-rsid="000d25e3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d25e3" officeooo:paragraph-rsid="000d8af0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133d5" officeooo:paragraph-rsid="001133d5" style:font-size-asian="15pt" style:font-size-complex="15pt"/>
    </style:style>
    <style:style style:name="T1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2" style:family="text">
      <style:text-properties style:font-name="Arial" fo:font-size="18pt" fo:font-weight="bold" officeooo:rsid="000d25e3" style:font-name-asian="Arial1" style:font-size-asian="18pt" style:font-weight-asian="bold" style:font-name-complex="Arial1" style:font-size-complex="18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style:font-name-asian="Arial1" style:font-weight-asian="bold" style:font-name-complex="Arial1" style:font-weight-complex="bold"/>
    </style:style>
    <style:style style:name="T5" style:family="text">
      <style:text-properties style:font-name="Arial" fo:font-weight="bold" officeooo:rsid="000d8af0" style:font-name-asian="Arial1" style:font-weight-asian="bold" style:font-name-complex="Arial1" style:font-weight-complex="bold"/>
    </style:style>
    <style:style style:name="T6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7" style:family="text">
      <style:text-properties style:font-name="Arial" fo:font-weight="normal" officeooo:rsid="000d8af0" style:font-name-asian="Arial1" style:font-weight-asian="normal" style:font-name-complex="Arial1" style:font-weight-complex="normal"/>
    </style:style>
    <style:style style:name="T8" style:family="text">
      <style:text-properties style:font-name="Arial" fo:font-weight="normal" officeooo:rsid="000f69c4" style:font-name-asian="Arial1" style:font-weight-asian="normal" style:font-name-complex="Arial1" style:font-weight-complex="normal"/>
    </style:style>
    <style:style style:name="T9" style:family="text"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la 0</text:span><text:span text:style-name="T2">9</text:span><text:span text:style-name="T1"> – </text:span><text:span text:style-name="T2">Padrões de Projeto (Design Patterns)</text:span></text:p>
      <text:p text:style-name="P1"><text:span text:style-name="T2"/></text:p>
      <text:p text:style-name="P1"><text:span text:style-name="T2"/></text:p>
      <text:p text:style-name="P2"><text:span text:style-name="T3">Padrão de Projeto: </text:span><text:span text:style-name="T6">descreve uma abordagem de sucesso, amplamente testada, para um determinado problema. Isso possibilita o reúso desse padrão em outros projetos. Afinal, na maioria dos casos, não é necessário “reinventar a roda”. </text:span><text:span text:style-name="T8">Os padrões mais conhecidos foram descritos por volta da década de 90, pela chamada “Gangue dos Quatro”, ou “GoF”.</text:span></text:p>
      <text:p text:style-name="P2"><text:span text:style-name="T8"/></text:p>
      <text:p text:style-name="P2"><text:span text:style-name="T6"/></text:p>
      <text:p text:style-name="P3"><text:span text:style-name="T9">Observação</text:span><text:span text:style-name="T6">: Padrão de Projeto, ou Design Patterns, é algo mais próximo do nível de código, da implementação de fato (mão na massa), diferenciado-</text:span><text:span text:style-name="T7">se</text:span><text:span text:style-name="T6"> consideravelmente do conceito de Padrão de Arquitetura; </text:span><text:span text:style-name="T7">que por ser mais abstrato, foco mais no “como” será a construção da estrutura: organização/definição de componentes, boas práticas e etc.</text:span></text:p>
      <text:p text:style-name="P3"><text:span text:style-name="T7"/></text:p>
      <text:p text:style-name="P3"><text:span text:style-name="T7"/></text:p>
      <text:p text:style-name="P4"><text:span text:style-name="T5">E</text:span><text:span text:style-name="T4">lementos Básicos de um Padrão de Projeto</text:span><text:span text:style-name="T6">: S</text:span><text:span text:style-name="T7">ão importantes para ajudar os desenvolvedores a entender o contexto em que o padrão de projeto é aplicável, bem como suas vantagens e </text:span><text:span text:style-name="T6">desvantagens</text:span><text:span text:style-name="T7">. Além disso, os exemplos concretos ajudam a tornar o padrão mais aplicável na prática. </text:span><text:span text:style-name="T6">Embora não seja a mesma coisa, lembra-me muito a parte de análise sobre qual(quais) Padrão(es) de Arquitetura, levando em consideração os requisitos funcionais X não funcionais, se adequaria melhor a um determinado software.</text:span></text:p>
      <text:p text:style-name="P3"><text:span text:style-name="T7"/></text:p>
      <text:p text:style-name="P4"><text:span text:style-name="T7">O</text:span><text:span text:style-name="T6">s 4 elementos básicos são: Contexto, problema, solução, consequência e padrões associados.</text:span></text:p>
      <text:p text:style-name="P3"><text:span text:style-name="T7"/></text:p>
      <text:p text:style-name="P3"><text:span text:style-name="T7"/></text:p>
      <text:p text:style-name="P3"><text:span text:style-name="T7"><text:s/>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17:39:25.611000000</dc:date>
    <meta:editing-duration>PT6M34S</meta:editing-duration>
    <meta:editing-cycles>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6" meta:word-count="201" meta:character-count="1324" meta:non-whitespace-character-count="1126"/>
  </office:meta>
</office:document-meta>
</file>